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style:font-size-asian="13pt" style:font-style-asian="normal" style:font-size-complex="13pt" style:font-style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7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7" table:default-cell-style-name="ce4"/>
        <table:table-column table:style-name="co2" table:number-columns-repeated="2"/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31" office:value-type="date" office:date-value="2025-10-01" calcext:value-type="date">
            <text:p>2025-10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urs/Week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2]+([.B9]*[.C9]/[.$B$3]*7)" office:value-type="date" office:date-value="2025-11-01T02:40:00" calcext:value-type="date">
            <text:p>2025-11-01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9]+([.B10]*[.C10]/[.$B$3]*7)" office:value-type="date" office:date-value="2025-11-17T10:40:00" calcext:value-type="date">
            <text:p>2025-11-17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0]+([.B11]*[.C11]/[.$B$3]*7)+15" office:value-type="date" office:date-value="2026-01-01" calcext:value-type="date">
            <text:p>2026-01-01</text:p>
          </table:table-cell>
          <table:table-cell table:style-name="ce24" office:value-type="string" calcext:value-type="string">
            <text:p>15 days of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11]+([.B12]*[.C12]/[.$B$3]*7)" office:value-type="date" office:date-value="2026-02-08T21:20:00" calcext:value-type="date">
            <text:p>2026-02-08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2]+([.B13]*[.C13]/[.$B$3]*7)" office:value-type="date" office:date-value="2026-03-24T10:40:00" calcext:value-type="date">
            <text:p>2026-03-24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3]+([.B14]*[.C14]/[.$B$3]*7)" office:value-type="date" office:date-value="2026-04-21T10:40:00" calcext:value-type="date">
            <text:p>2026-04-21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4]+([.B15]*[.C15]/[.$B$3]*7)" office:value-type="date" office:date-value="2026-06-05T22:40:00" calcext:value-type="date">
            <text:p>2026-06-05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5]+([.B18]*[.C18]/[.$B$3]*7)" office:value-type="date" office:date-value="2026-06-27T17:20:00" calcext:value-type="date">
            <text:p>2026-06-27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re program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8]+([.B21]*[.C21]/[.$B$3]*7)" office:value-type="date" office:date-value="2026-07-20T11:20:00" calcext:value-type="date">
            <text:p>2026-07-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2]*[.C22]/[.$B$3]*7)" office:value-type="date" office:date-value="2026-08-09T16:40:00" calcext:value-type="date">
            <text:p>2026-08-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2]+([.B23]*[.C23]/[.$B$3]*7)" office:value-type="date" office:date-value="2026-08-22T12:40:00" calcext:value-type="date">
            <text:p>2026-08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3]+([.B24]*[.C24]/[.$B$3]*7)" office:value-type="date" office:date-value="2026-09-11T18:00:00" calcext:value-type="date">
            <text:p>2026-09-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24]+([.B25]*[.C25]/[.$B$3]*7)" office:value-type="date" office:date-value="2026-09-14T20:40:00" calcext:value-type="date">
            <text:p>2026-09-14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5]+([.B28]*[.C28]/[.$B$3]*7)" office:value-type="date" office:date-value="2026-10-05T02:00:00" calcext:value-type="date">
            <text:p>2026-10-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8]+([.B29]*[.C29]/[.$B$3]*7)" office:value-type="date" office:date-value="2026-10-25T07:20:00" calcext:value-type="date">
            <text:p>2026-10-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9]+([.B30]*[.C30]/[.$B$3]*7)" office:value-type="date" office:date-value="2026-11-03T15:20:00" calcext:value-type="date">
            <text:p>2026-11-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0]+([.B31]*[.C31]/[.$B$3]*7)" office:value-type="date" office:date-value="2026-11-16T06:40:00" calcext:value-type="date">
            <text:p>2026-11-16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table:formula="of:=[.D31]+([.B34]*[.C34]/[.$B$3]*7)" office:value-type="date" office:date-value="2026-11-20T22:40:00" calcext:value-type="date">
            <text:p>2026-11-2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4]+([.B37]*[.C37]/[.$B$3]*7)" office:value-type="date" office:date-value="2026-12-02T14:40:00" calcext:value-type="date">
            <text:p>2026-12-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37]+([.B38]*[.C38]/[.$B$3]*7)" office:value-type="date" office:date-value="2026-12-20T02:40:00" calcext:value-type="date">
            <text:p>2026-12-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38]+([.B39]*[.C39]/[.$B$3]*7)" office:value-type="date" office:date-value="2027-01-06T05:20:00" calcext:value-type="date">
            <text:p>2027-01-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39]+([.B40]*[.C40]/[.$B$3]*7)" office:value-type="date" office:date-value="2027-01-18T16:00:00" calcext:value-type="date">
            <text:p>2027-01-18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0]+([.B43]*[.C43]/[.$B$3]*7)" office:value-type="date" office:date-value="2027-01-28" calcext:value-type="date">
            <text:p>2027-01-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4]*[.C44]/[.$B$3]*7)" office:value-type="date" office:date-value="2027-02-06T08:00:00" calcext:value-type="date">
            <text:p>2027-02-06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4]+([.B47]*[.C47]/[.$B$3]*7)" office:value-type="date" office:date-value="2027-02-23T10:40:00" calcext:value-type="date">
            <text:p>2027-02-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47]+([.B48]*[.C48]/[.$B$3]*7)" office:value-type="date" office:date-value="2027-02-26T13:20:00" calcext:value-type="date">
            <text:p>2027-02-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48]+([.B49]*[.C49]/[.$B$3]*7)" office:value-type="date" office:date-value="2027-03-01T16:00:00" calcext:value-type="date">
            <text:p>2027-03-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49]+([.B50]*[.C50]/[.$B$3]*7)" office:value-type="date" office:date-value="2027-03-05T13:20:00" calcext:value-type="date">
            <text:p>2027-03-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0]+([.B51]*[.C51]/[.$B$3]*7)" office:value-type="date" office:date-value="2027-03-09T10:40:00" calcext:value-type="date">
            <text:p>2027-03-09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1]+([.B54]*[.C54]/[.$B$3]*7)" office:value-type="date" office:date-value="2027-03-13T08:00:00" calcext:value-type="date">
            <text:p>2027-03-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55]*[.C55]/[.$B$3]*7)" office:value-type="date" office:date-value="2027-03-17T05:20:00" calcext:value-type="date">
            <text:p>2027-03-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5]+([.B56]*[.C56]/[.$B$3]*7)" office:value-type="date" office:date-value="2027-03-21T02:40:00" calcext:value-type="date">
            <text:p>2027-03-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56]+([.B57]*[.C57]/[.$B$3]*7)" office:value-type="date" office:date-value="2027-04-09T08:40:00" calcext:value-type="date">
            <text:p>2027-04-0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57]+([.B58]*[.C58]/[.$B$3]*7)" office:value-type="date" office:date-value="2027-04-23T08:40:00" calcext:value-type="date">
            <text:p>2027-04-23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58]+([.B59]*[.C59]/[.$B$3]*7)" office:value-type="date" office:date-value="2027-05-03T20:40:00" calcext:value-type="date">
            <text:p>2027-05-03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9]+([.B62]*[.C62]/[.$B$3]*7)" office:value-type="date" office:date-value="2027-05-07T08:40:00" calcext:value-type="date">
            <text:p>2027-05-07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9" table:formula="of:=[.D62]+([.B63]*[.C63]/[.$B$3]*7)" office:value-type="date" office:date-value="2027-05-08T22:00:00" calcext:value-type="date">
            <text:p>2027-05-08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8" table:formula="of:=[.D63]+([.B64]*[.C64]/[.$B$3]*7)" office:value-type="date" office:date-value="2027-05-10T16:00:00" calcext:value-type="date">
            <text:p>2027-05-10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17" table:number-columns-repeated="3"/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programming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64]+([.B68]*[.C68]/[.$B$3]*7)" office:value-type="date" office:date-value="2027-05-16T02:40:00" calcext:value-type="date">
            <text:p>2027-05-1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68]+([.B69]*[.C69]/[.$B$3]*7)" office:value-type="date" office:date-value="2027-05-28T08:40:00" calcext:value-type="date">
            <text:p>2027-05-28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69]+([.B70]*[.C70]/[.$B$3]*7)" office:value-type="date" office:date-value="2027-06-16T10:00:00" calcext:value-type="date">
            <text:p>2027-06-1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0]+([.B71]*[.C71]/[.$B$3]*7)" office:value-type="date" office:date-value="2027-07-02T18:00:00" calcext:value-type="date">
            <text:p>2027-07-02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1]+([.B72]*[.C72]/[.$B$3]*7)" office:value-type="date" office:date-value="2027-07-12T02:00:00" calcext:value-type="date">
            <text:p>2027-07-12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72]+([.B73]*[.C73]/[.$B$3]*7)" office:value-type="date" office:date-value="2027-07-16T18:00:00" calcext:value-type="date">
            <text:p>2027-07-16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6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3]+([.B76]*[.C76]/[.$B$3]*7)" office:value-type="date" office:date-value="2027-07-28T10:00:00" calcext:value-type="date">
            <text:p>2027-07-28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6]+([.B77]*[.C77]/[.$B$3]*7)" office:value-type="date" office:date-value="2027-08-09T02:00:00" calcext:value-type="date">
            <text:p>2027-08-09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7]+([.B78]*[.C78]/[.$B$3]*7)" office:value-type="date" office:date-value="2027-08-20T18:00:00" calcext:value-type="date">
            <text:p>2027-08-20</text:p>
          </table:table-cell>
          <table:table-cell table:number-columns-repeated="16378"/>
        </table:table-row>
        <table:table-row table:style-name="ro1">
          <table:table-cell table:style-name="ce16"/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4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5"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37" table:formula="of:=[.D78]+([.B81]*[.C81]/[.$B$3]*7)" office:value-type="date" office:date-value="2027-09-15T00:40:00" calcext:value-type="date">
            <text:p>2027-09-1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1]+([.B82]*[.C82]/[.$B$3]*7)" office:value-type="date" office:date-value="2027-10-09T22:00:00" calcext:value-type="date">
            <text:p>2027-10-0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2]+([.B83]*[.C83]/[.$B$3]*7)" office:value-type="date" office:date-value="2027-10-14T14:00:00" calcext:value-type="date">
            <text:p>2027-10-14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Information Security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3]+([.B86]*[.C86]/[.$B$3]*7)" office:value-type="date" office:date-value="2027-10-19T10:40:00" calcext:value-type="date">
            <text:p>2027-10-1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6]+([.B87]*[.C87]/[.$B$3]*7)" office:value-type="date" office:date-value="2027-10-21T04:40:00" calcext:value-type="date">
            <text:p>2027-10-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7]+([.B88]*[.C88]/[.$B$3]*7)" office:value-type="date" office:date-value="2027-10-22T22:40:00" calcext:value-type="date">
            <text:p>2027-10-22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8]+([.B89]*[.C89]/[.$B$3]*7)" office:value-type="date" office:date-value="2027-10-25T16:00:00" calcext:value-type="date">
            <text:p>2027-10-2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9]+([.B90]*[.C90]/[.$B$3]*7)" office:value-type="date" office:date-value="2027-10-28T09:20:00" calcext:value-type="date">
            <text:p>2027-10-28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0]+([.B91]*[.C91]/[.$B$3]*7)" office:value-type="date" office:date-value="2027-10-31T02:40:00" calcext:value-type="date">
            <text:p>2027-10-31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formula="of:=[.D91]+([.B94]*[.C94]/[.$B$3]*7)" office:value-type="date" office:date-value="2027-11-27T08:00:00" calcext:value-type="date">
            <text:p>2027-11-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4]+([.B95]*[.C95]/[.$B$3]*7)" office:value-type="date" office:date-value="2027-12-30" calcext:value-type="date">
            <text:p>2027-12-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5]+([.B96]*[.C96]/[.$B$3]*7)" office:value-type="date" office:date-value="2028-01-31T16:00:00" calcext:value-type="date">
            <text:p>2028-01-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96]+([.B97]*[.C97]/[.$B$3]*7)" office:value-type="date" office:date-value="2028-02-12T08:00:00" calcext:value-type="date">
            <text:p>2028-02-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97]+([.B98]*[.C98]/[.$B$3]*7)" office:value-type="date" office:date-value="2028-03-06T16:00:00" calcext:value-type="date">
            <text:p>2028-03-06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98]+([.B101]*[.C101]/[.$B$3]*7)" office:value-type="date" office:date-value="2028-03-18T08:00:00" calcext:value-type="date">
            <text:p>2028-03-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101]+([.B102]*[.C102]/[.$B$3]*7)" office:value-type="date" office:date-value="2028-03-30" calcext:value-type="date">
            <text:p>2028-03-3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14" office:value-type="string" calcext:value-type="string">
            <text:p>Final project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102]+([.B105]*[.C105]/[.$B$3]*7)" office:value-type="date" office:date-value="2028-05-04" calcext:value-type="date">
            <text:p>2028-05-0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05]+([.B106]*[.C106]/[.$B$3]*7)" office:value-type="date" office:date-value="2028-05-24T05:20:00" calcext:value-type="date">
            <text:p>2028-05-2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6]+([.B107]*[.C107]/[.$B$3]*7)" office:value-type="date" office:date-value="2028-06-16T13:20:00" calcext:value-type="date">
            <text:p>2028-06-1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7]+([.B108]*[.C108]/[.$B$3]*7)" office:value-type="date" office:date-value="2028-07-09T21:20:00" calcext:value-type="date">
            <text:p>2028-07-0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08]+([.B109]*[.C109]/[.$B$3]*7)" office:value-type="date" office:date-value="2028-07-27T09:20:00" calcext:value-type="date">
            <text:p>2028-07-2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9]+([.B110]*[.C110]/[.$B$3]*7)" office:value-type="date" office:date-value="2028-08-19T17:20:00" calcext:value-type="date">
            <text:p>2028-08-1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0]+([.B111]*[.C111]/[.$B$3]*7)" office:value-type="date" office:date-value="2028-09-22T04:00:00" calcext:value-type="date">
            <text:p>2028-09-22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1]+([.B112]*[.C112]/[.$B$3]*7)" office:value-type="date" office:date-value="2028-10-20T08:40:00" calcext:value-type="date">
            <text:p>2028-10-2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112]+([.B113]*[.C113]/[.$B$3]*7)" office:value-type="date" office:date-value="2028-10-26T04:40:00" calcext:value-type="date">
            <text:p>2028-10-26</text:p>
          </table:table-cell>
          <table:table-cell table:number-columns-repeated="16378"/>
        </table:table-row>
        <table:table-row table:style-name="ro1" table:number-rows-repeated="1048437">
          <table:table-cell table:number-columns-repeated="16382"/>
        </table:table-row>
        <table:table-row table:style-name="ro3" table:number-rows-repeated="23">
          <table:table-cell table:number-columns-repeated="16382"/>
        </table:table-row>
        <table:table-row table:style-name="ro4" table:number-rows-repeated="2">
          <table:table-cell table:number-columns-repeated="16382"/>
        </table:table-row>
        <table:table-row table:style-name="ro4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09:24:41.747902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9:32:31.319607835</meta:creation-date>
    <dc:date>2026-04-15T09:29:11.110020385</dc:date>
    <meta:editing-duration>PT4H25M33S</meta:editing-duration>
    <meta:editing-cycles>60</meta:editing-cycles>
    <meta:generator>LibreOffice/26.2.2.2$Linux_X86_64 LibreOffice_project/620$Build-2</meta:generator>
    <meta:document-statistic meta:table-count="1" meta:cell-count="314" meta:object-count="0"/>
  </office:meta>
</office:document-meta>
</file>